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3f6e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25490" draw:stroke-linejoin="round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8cm" svg:stroke-color="#325490" draw:marker-start-width="0.136cm" draw:marker-end-width="0.136cm" draw:stroke-linejoin="round" draw:fill="solid" draw:fill-color="#4472c4" draw:textarea-vertical-align="top" draw:auto-grow-height="false" fo:min-height="0.332cm" fo:min-width="0.104cm" fo:padding-top="0.104cm" fo:padding-bottom="0.104cm" fo:padding-left="0.229cm" fo:padding-right="0.229cm" fo:wrap-option="wrap"/>
    </style:style>
    <style:style style:name="gr4" style:family="graphic" style:parent-style-name="standard">
      <style:graphic-properties draw:stroke="solid" svg:stroke-width="0.071cm" svg:stroke-color="#325490" draw:stroke-linejoin="round" draw:fill="solid" draw:fill-color="#4472c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9cm" svg:stroke-color="#3f6ec2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4472c4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8.323cm" svg:height="6.799cm" svg:x="8.129cm" svg:y="4.516cm">
          <text:p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2" draw:style-name="gr2" draw:text-style-name="P3" draw:layer="layout" svg:width="7.405cm" svg:height="2.405cm" svg:x="8.588cm" svg:y="4.974cm">
          <text:p text:style-name="P2"><text:span text:style-name="T1">Rank: 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3" draw:layer="layout" svg:width="7.405cm" svg:height="2.405cm" svg:x="8.588cm" svg:y="7.969cm">
          <text:p text:style-name="P2"><text:span text:style-name="T1">Rank: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" draw:text-style-name="P1" draw:layer="layout" svg:width="2.943cm" svg:height="6.799cm" svg:x="17.492cm" svg:y="4.516cm">
          <text:p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5" draw:style-name="gr2" draw:text-style-name="P3" draw:layer="layout" svg:width="2.507cm" svg:height="5.506cm" svg:x="17.71cm" svg:y="5.027cm">
          <text:p text:style-name="P2"><text:span text:style-name="T1">Rank:</text:span></text:p>
          <text:p text:style-name="P2"><text:span text:style-name="T1">0 </text:span></text:p>
          <text:p text:style-name="P2"><text:span text:style-name="T1">and</text:span></text:p>
          <text:p text:style-name="P2"><text:span text:style-name="T1">Rank: 1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" draw:text-style-name="P4" draw:layer="layout" svg:width="0.764cm" svg:height="0.916cm" svg:x="20.888cm" svg:y="7.466cm">
          <text:p/>
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<draw:equation draw:name="f0" draw:formula="if(0-$0 ,0,if(36745-$0 ,$0 ,36745))"/>
            <draw:equation draw:name="f1" draw:formula="?f0 *2/1"/>
            <draw:equation draw:name="f2" draw:formula="100000+0-2"/>
            <draw:equation draw:name="f3" draw:formula="if(0-$1 ,0,if(?f2 -$1 ,$1 ,?f2 ))"/>
            <draw:equation draw:name="f4" draw:formula="logheight*?f0 /100000"/>
            <draw:equation draw:name="f5" draw:formula="logheight*?f3 /200000"/>
            <draw:equation draw:name="f6" draw:formula="logwidth*73490/200000"/>
            <draw:equation draw:name="f7" draw:formula="logheight/2"/>
            <draw:equation draw:name="f8" draw:formula="?f7 +0-?f5 "/>
            <draw:equation draw:name="f9" draw:formula="?f7 +?f5 -0"/>
            <draw:equation draw:name="f10" draw:formula="?f8 +0-?f4 "/>
            <draw:equation draw:name="f11" draw:formula="?f9 +?f4 -0"/>
            <draw:equation draw:name="f12" draw:formula="logwidth/2"/>
            <draw:equation draw:name="f13" draw:formula="?f12 +0-?f6 "/>
            <draw:equation draw:name="f14" draw:formula="?f12 +?f6 -0"/>
            <draw:equation draw:name="f15" draw:formula="(?f10 +?f8 )/2"/>
            <draw:equation draw:name="f16" draw:formula="(?f9 +?f11 )/2"/>
            <draw:equation draw:name="f17" draw:formula="logwidth"/>
            <draw:handle draw:handle-position="0 ?f10" draw:handle-range-y-maximum="36745" draw:handle-range-y-minimum="0"/>
            <draw:handle draw:handle-position="?f17 ?f8" draw:handle-range-y-maximum="?f2" draw:handle-range-y-minimum="0"/>
          </draw:enhanced-geometry>
        </draw:custom-shape>
        <draw:custom-shape draw:name="CustomShape 7" draw:style-name="gr4" draw:text-style-name="P4" draw:layer="layout" svg:width="0.755cm" svg:height="1.047cm" svg:x="16.614cm" svg:y="7.41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8" draw:style-name="gr1" draw:text-style-name="P1" draw:layer="layout" svg:width="2.943cm" svg:height="6.799cm" svg:x="22.125cm" svg:y="4.33cm">
          <text:p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9" draw:style-name="gr2" draw:text-style-name="P3" draw:layer="layout" svg:width="2.507cm" svg:height="2.405cm" svg:x="22.402cm" svg:y="5.036cm">
          <text:p text:style-name="P2"><text:span text:style-name="T1">Rank:</text:span></text:p>
          <text:p text:style-name="P2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" draw:text-style-name="P3" draw:layer="layout" svg:width="2.507cm" svg:height="2.405cm" svg:x="22.343cm" svg:y="8.037cm">
          <text:p text:style-name="P2"><text:span text:style-name="T1">Rank:</text:span></text:p>
          <text:p text:style-name="P2"><text:span text:style-name="T1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rmula 11" draw:style-name="gr5" draw:text-style-name="P5" draw:layer="layout" svg:width="2.976cm" svg:height="1.227cm" svg:x="11.701cm" svg:y="11.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rmula 12" draw:style-name="gr5" draw:text-style-name="P5" draw:layer="layout" svg:width="1.901cm" svg:height="1.372cm" svg:x="18.402cm" svg:y="11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Formula 13" draw:style-name="gr5" draw:text-style-name="P5" draw:layer="layout" svg:width="3.576cm" svg:height="1.227cm" svg:x="22.902cm" svg:y="11.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7" draw:text-style-name="P1" draw:layer="layout" svg:width="1.981cm" svg:height="0.001cm" svg:x="12.746cm" svg:y="5.9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" draw:text-style-name="P1" draw:layer="layout" svg:width="1.981cm" svg:height="0.001cm" svg:x="12.578cm" svg:y="9.54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" draw:text-style-name="P3" draw:layer="layout" svg:width="3.836cm" svg:height="5.967cm" svg:x="15.534cm" svg:y="4.736cm">
          <text:p text:style-name="P2"><text:span text:style-name="T1">Update Vector F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8" draw:text-style-name="P5" draw:layer="layout" svg:width="4.039cm" svg:height="1.011cm" svg:x="11.717cm" svg:y="7.371cm">
          <text:p text:style-name="P2"><text:span text:style-name="T2">MPI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2.943cm" svg:height="6.799cm" svg:x="8.995cm" svg:y="4.33cm">
          <text:p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6" draw:style-name="gr2" draw:text-style-name="P3" draw:layer="layout" svg:width="2.507cm" svg:height="2.405cm" svg:x="9.272cm" svg:y="4.736cm">
          <text:p text:style-name="P2"><text:span text:style-name="T1">Rank:</text:span></text:p>
          <text:p text:style-name="P2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" draw:text-style-name="P3" draw:layer="layout" svg:width="2.507cm" svg:height="2.405cm" svg:x="9.213cm" svg:y="7.837cm">
          <text:p text:style-name="P2"><text:span text:style-name="T1">Rank:</text:span></text:p>
          <text:p text:style-name="P2"><text:span text:style-name="T1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1" draw:layer="layout" svg:width="2.943cm" svg:height="6.799cm" svg:x="22.674cm" svg:y="4.33cm">
          <text:p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9" draw:style-name="gr2" draw:text-style-name="P3" draw:layer="layout" svg:width="2.507cm" svg:height="5.506cm" svg:x="22.892cm" svg:y="4.855cm">
          <text:p text:style-name="P2"><text:span text:style-name="T1">Rank:</text:span></text:p>
          <text:p text:style-name="P2"><text:span text:style-name="T1">0 </text:span></text:p>
          <text:p text:style-name="P2"><text:span text:style-name="T1">and</text:span></text:p>
          <text:p text:style-name="P2"><text:span text:style-name="T1">Rank: 1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7" draw:text-style-name="P1" draw:layer="layout" svg:width="1.981cm" svg:height="0.001cm" svg:x="19.942cm" svg:y="5.9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" draw:text-style-name="P1" draw:layer="layout" svg:width="1.981cm" svg:height="0.001cm" svg:x="19.774cm" svg:y="9.54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" draw:text-style-name="P5" draw:layer="layout" svg:width="4.039cm" svg:height="1.011cm" svg:x="18.914cm" svg:y="7.371cm">
          <text:p text:style-name="P2"><text:span text:style-name="T2">MPI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5" draw:layer="layout" svg:width="1.936cm" svg:height="1.011cm" svg:x="12.768cm" svg:y="4.312cm">
          <text:p text:style-name="P7"><text:span text:style-name="T3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5" draw:layer="layout" svg:width="1.792cm" svg:height="1.011cm" svg:x="19.964cm" svg:y="4.358cm">
          <text:p text:style-name="P7"><text:span text:style-name="T3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15" draw:style-name="gr5" draw:text-style-name="P5" draw:layer="layout" svg:width="2.746cm" svg:height="1.372cm" svg:x="9.393cm" svg:y="11.8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Formula 16" draw:style-name="gr5" draw:text-style-name="P5" draw:layer="layout" svg:width="1.98cm" svg:height="1.372cm" svg:x="22.794cm" svg:y="11.8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05:27:50</meta:creation-date>
    <meta:initial-creator>Narendra Nanal</meta:initial-creator>
    <dc:language>en-US</dc:language>
    <dc:date>2020-05-03T23:25:58.744770386</dc:date>
    <meta:editing-cycles>7</meta:editing-cycles>
    <dc:title>PowerPoint Presentation</dc:title>
    <meta:editing-duration>PT38M20S</meta:editing-duration>
    <meta:generator>LibreOffice/6.0.7.3$Linux_X86_64 LibreOffice_project/00m0$Build-3</meta:generator>
    <meta:document-statistic meta:object-count="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style mathvariant="bold">
      <msup>
        <mi>A</mi>
        <mi mathvariant="italic">onrank</mi>
      </msup>
    </mstyle>
    <annotation encoding="StarMath 5.0">bold{{A} ^ {onrank}}</annotation>
  </semantics>
</math>
</file>

<file path=Object 2/content.xml><?xml version="1.0" encoding="utf-8"?>
<math xmlns="http://www.w3.org/1998/Math/MathML" display="block">
  <semantics>
    <mstyle mathvariant="bold">
      <msubsup>
        <mi>p</mi>
        <mi>k</mi>
        <mi mathvariant="italic">full</mi>
      </msubsup>
    </mstyle>
    <annotation encoding="StarMath 5.0">bold{{p} rsub {k} rsup {full}}</annotation>
  </semantics>
</math>
</file>

<file path=Object 3/content.xml><?xml version="1.0" encoding="utf-8"?>
<math xmlns="http://www.w3.org/1998/Math/MathML" display="block">
  <semantics>
    <mstyle mathvariant="bold">
      <msup>
        <mi mathvariant="italic">Ap</mi>
        <mi mathvariant="italic">onrank</mi>
      </msup>
    </mstyle>
    <annotation encoding="StarMath 5.0">bold{{Ap} ^ {onrank}}</annotation>
  </semantics>
</math>
</file>

<file path=Object 4/content.xml><?xml version="1.0" encoding="utf-8"?>
<math xmlns="http://www.w3.org/1998/Math/MathML" display="block">
  <semantics>
    <msubsup>
      <mi>p</mi>
      <mrow>
        <mi>k</mi>
        <mo stretchy="false">+</mo>
        <mn>1</mn>
      </mrow>
      <mi mathvariant="italic">onrank</mi>
    </msubsup>
    <annotation encoding="StarMath 5.0">{p} rsub {k + 1} rsup {onrank}</annotation>
  </semantics>
</math>
</file>

<file path=Object 5/content.xml><?xml version="1.0" encoding="utf-8"?>
<math xmlns="http://www.w3.org/1998/Math/MathML" display="block">
  <semantics>
    <msubsup>
      <mi>p</mi>
      <mrow>
        <mi>k</mi>
        <mo stretchy="false">+</mo>
        <mn>1</mn>
      </mrow>
      <mi mathvariant="italic">full</mi>
    </msubsup>
    <annotation encoding="StarMath 5.0">{p} rsub {k + 1} rsup {full}</annotation>
  </semantics>
</math>
</file>